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Monaco, 'Bitstream Vera Sans Mo" svg:font-family="Monaco, 'Bitstream Vera Sans Mo" style:font-family-generic="system"/>
    <style:font-face style:name="Helvetica Neue" svg:font-family="Helvetica Neue" style:font-family-generic="system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Monaco, 'Bitstream Vera Sans Mo" fo:font-weight="normal" style:font-weight-asian="normal" fo:font-size="22.5pt" style:font-size-asian="22.5pt" fo:language="ru" fo:country="RU"/>
    </style:style>
    <style:style style:name="T3" style:parent-style-name="Основнойшрифтабзаца" style:family="text">
      <style:text-properties style:font-name="Monaco, 'Bitstream Vera Sans Mo" fo:font-weight="normal" style:font-weight-asian="normal" fo:font-size="22.5pt" style:font-size-asian="22.5pt"/>
    </style:style>
    <style:style style:name="T4" style:parent-style-name="Основнойшрифтабзаца" style:family="text">
      <style:text-properties style:font-name="Monaco, 'Bitstream Vera Sans Mo" fo:font-weight="normal" style:font-weight-asian="normal" fo:font-size="22.5pt" style:font-size-asian="22.5pt" fo:language="ru" fo:country="RU"/>
    </style:style>
    <style:style style:name="T5" style:parent-style-name="Основнойшрифтабзаца" style:family="text">
      <style:text-properties style:font-name="Monaco, 'Bitstream Vera Sans Mo" fo:font-weight="normal" style:font-weight-asian="normal" fo:font-size="22.5pt" style:font-size-asian="22.5pt"/>
    </style:style>
    <style:style style:name="P6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7" style:parent-style-name="PreformattedText" style:family="paragraph">
      <style:paragraph-properties fo:border="0.0034in solid #000000" fo:padding="0.1111in" style:shadow="none" fo:margin-bottom="0.1965in"/>
    </style:style>
    <style:style style:name="T8" style:parent-style-name="SourceText" style:family="text">
      <style:text-properties style:font-name="Monaco, 'Bitstream Vera Sans Mo" fo:font-size="12pt" style:font-size-asian="12pt"/>
    </style:style>
    <style:style style:name="P9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10" style:parent-style-name="PreformattedText" style:family="paragraph">
      <style:paragraph-properties fo:border="0.0034in solid #000000" fo:padding="0.1111in" style:shadow="none"/>
    </style:style>
    <style:style style:name="T11" style:parent-style-name="SourceText" style:family="text">
      <style:text-properties style:font-name="Monaco, 'Bitstream Vera Sans Mo" fo:font-size="12pt" style:font-size-asian="12pt"/>
    </style:style>
    <style:style style:name="P12" style:parent-style-name="PreformattedText" style:family="paragraph">
      <style:paragraph-properties fo:border="0.0034in solid #000000" fo:padding="0.1111in" style:shadow="none"/>
    </style:style>
    <style:style style:name="T13" style:parent-style-name="SourceText" style:family="text">
      <style:text-properties style:font-name="Monaco, 'Bitstream Vera Sans Mo" fo:font-size="12pt" style:font-size-asian="12pt"/>
    </style:style>
    <style:style style:name="T14" style:parent-style-name="SourceText" style:family="text">
      <style:text-properties style:font-name="Monaco, 'Bitstream Vera Sans Mo" fo:font-size="12pt" style:font-size-asian="12pt"/>
    </style:style>
    <style:style style:name="P15" style:parent-style-name="PreformattedText" style:family="paragraph">
      <style:paragraph-properties fo:border="0.0034in solid #000000" fo:padding="0.1111in" style:shadow="none"/>
    </style:style>
    <style:style style:name="T16" style:parent-style-name="SourceText" style:family="text">
      <style:text-properties style:font-name="Monaco, 'Bitstream Vera Sans Mo" fo:font-size="12pt" style:font-size-asian="12pt"/>
    </style:style>
    <style:style style:name="T17" style:parent-style-name="SourceText" style:family="text">
      <style:text-properties style:font-name="Monaco, 'Bitstream Vera Sans Mo" fo:font-size="12pt" style:font-size-asian="12pt"/>
    </style:style>
    <style:style style:name="T18" style:parent-style-name="SourceText" style:family="text">
      <style:text-properties style:font-name="Monaco, 'Bitstream Vera Sans Mo" fo:font-size="12pt" style:font-size-asian="12pt"/>
    </style:style>
    <style:style style:name="T19" style:parent-style-name="SourceText" style:family="text">
      <style:text-properties style:font-name="Monaco, 'Bitstream Vera Sans Mo" fo:font-size="12pt" style:font-size-asian="12pt"/>
    </style:style>
    <style:style style:name="P20" style:parent-style-name="PreformattedText" style:family="paragraph">
      <style:paragraph-properties fo:border="0.0034in solid #000000" fo:padding="0.1111in" style:shadow="none"/>
    </style:style>
    <style:style style:name="T21" style:parent-style-name="SourceText" style:family="text">
      <style:text-properties style:font-name="Monaco, 'Bitstream Vera Sans Mo" fo:font-size="12pt" style:font-size-asian="12pt"/>
    </style:style>
    <style:style style:name="T22" style:parent-style-name="SourceText" style:family="text">
      <style:text-properties style:font-name="Monaco, 'Bitstream Vera Sans Mo" fo:font-size="12pt" style:font-size-asian="12pt"/>
    </style:style>
    <style:style style:name="T23" style:parent-style-name="SourceText" style:family="text">
      <style:text-properties style:font-name="Monaco, 'Bitstream Vera Sans Mo" fo:font-size="12pt" style:font-size-asian="12pt"/>
    </style:style>
    <style:style style:name="T24" style:parent-style-name="SourceText" style:family="text">
      <style:text-properties style:font-name="Monaco, 'Bitstream Vera Sans Mo" fo:font-size="12pt" style:font-size-asian="12pt"/>
    </style:style>
    <style:style style:name="P25" style:parent-style-name="PreformattedText" style:family="paragraph">
      <style:paragraph-properties fo:border="0.0034in solid #000000" fo:padding="0.1111in" style:shadow="none"/>
    </style:style>
    <style:style style:name="T26" style:parent-style-name="SourceText" style:family="text">
      <style:text-properties style:font-name="Monaco, 'Bitstream Vera Sans Mo" fo:font-size="12pt" style:font-size-asian="12pt" fo:language="ru" fo:country="RU"/>
    </style:style>
    <style:style style:name="T27" style:parent-style-name="SourceText" style:family="text">
      <style:text-properties style:font-name="Monaco, 'Bitstream Vera Sans Mo" fo:font-size="12pt" style:font-size-asian="12pt"/>
    </style:style>
    <style:style style:name="T28" style:parent-style-name="SourceText" style:family="text">
      <style:text-properties style:font-name="Monaco, 'Bitstream Vera Sans Mo" fo:font-size="12pt" style:font-size-asian="12pt" fo:language="ru" fo:country="RU"/>
    </style:style>
    <style:style style:name="T29" style:parent-style-name="SourceText" style:family="text">
      <style:text-properties style:font-name="Monaco, 'Bitstream Vera Sans Mo" fo:font-size="12pt" style:font-size-asian="12pt" fo:language="ru" fo:country="RU"/>
    </style:style>
    <style:style style:name="T30" style:parent-style-name="SourceText" style:family="text">
      <style:text-properties style:font-name="Monaco, 'Bitstream Vera Sans Mo" fo:font-size="12pt" style:font-size-asian="12pt" fo:language="ru" fo:country="RU"/>
    </style:style>
    <style:style style:name="P31" style:parent-style-name="PreformattedText" style:family="paragraph">
      <style:paragraph-properties fo:border="0.0034in solid #000000" fo:padding="0.1111in" style:shadow="none"/>
    </style:style>
    <style:style style:name="T32" style:parent-style-name="SourceText" style:family="text">
      <style:text-properties fo:language="ru" fo:country="RU"/>
    </style:style>
    <style:style style:name="T33" style:parent-style-name="SourceText" style:family="text">
      <style:text-properties style:font-name="Monaco, 'Bitstream Vera Sans Mo" fo:font-size="12pt" style:font-size-asian="12pt" fo:language="ru" fo:country="RU"/>
    </style:style>
    <style:style style:name="P34" style:parent-style-name="PreformattedText" style:family="paragraph">
      <style:paragraph-properties fo:border="0.0034in solid #000000" fo:padding="0.1111in" style:shadow="none" fo:margin-bottom="0.1965in"/>
    </style:style>
    <style:style style:name="T35" style:parent-style-name="SourceText" style:family="text">
      <style:text-properties style:font-name="Monaco, 'Bitstream Vera Sans Mo" fo:font-size="12pt" style:font-size-asian="12pt" fo:language="ru" fo:country="RU"/>
    </style:style>
    <style:style style:name="P36" style:parent-style-name="Textbody" style:family="paragraph">
      <style:text-properties style:font-name="Monaco, 'Bitstream Vera Sans Mo" fo:language="ru" fo:country="RU"/>
    </style:style>
    <style:style style:name="P37" style:parent-style-name="PreformattedText" style:family="paragraph">
      <style:paragraph-properties fo:border="0.0034in solid #000000" fo:padding="0.1111in" style:shadow="none"/>
    </style:style>
    <style:style style:name="T38" style:parent-style-name="SourceText" style:family="text">
      <style:text-properties style:font-name="Monaco, 'Bitstream Vera Sans Mo" fo:font-size="12pt" style:font-size-asian="12pt"/>
    </style:style>
    <style:style style:name="P39" style:parent-style-name="PreformattedText" style:family="paragraph">
      <style:paragraph-properties fo:border="0.0034in solid #000000" fo:padding="0.1111in" style:shadow="none"/>
    </style:style>
    <style:style style:name="T40" style:parent-style-name="SourceText" style:family="text">
      <style:text-properties style:font-name="Monaco, 'Bitstream Vera Sans Mo" fo:font-size="12pt" style:font-size-asian="12pt"/>
    </style:style>
    <style:style style:name="T41" style:parent-style-name="SourceText" style:family="text">
      <style:text-properties style:font-name="Monaco, 'Bitstream Vera Sans Mo" fo:font-size="12pt" style:font-size-asian="12pt"/>
    </style:style>
    <style:style style:name="P42" style:parent-style-name="PreformattedText" style:family="paragraph">
      <style:paragraph-properties fo:border="0.0034in solid #000000" fo:padding="0.1111in" style:shadow="none"/>
    </style:style>
    <style:style style:name="T43" style:parent-style-name="SourceText" style:family="text">
      <style:text-properties style:font-name="Monaco, 'Bitstream Vera Sans Mo" fo:font-size="12pt" style:font-size-asian="12pt"/>
    </style:style>
    <style:style style:name="T44" style:parent-style-name="SourceText" style:family="text">
      <style:text-properties style:font-name="Monaco, 'Bitstream Vera Sans Mo" fo:font-size="12pt" style:font-size-asian="12pt"/>
    </style:style>
    <style:style style:name="T45" style:parent-style-name="SourceText" style:family="text">
      <style:text-properties style:font-name="Monaco, 'Bitstream Vera Sans Mo" fo:font-size="12pt" style:font-size-asian="12pt"/>
    </style:style>
    <style:style style:name="T46" style:parent-style-name="SourceText" style:family="text">
      <style:text-properties style:font-name="Monaco, 'Bitstream Vera Sans Mo" fo:font-size="12pt" style:font-size-asian="12pt"/>
    </style:style>
    <style:style style:name="P47" style:parent-style-name="PreformattedText" style:family="paragraph">
      <style:paragraph-properties fo:border="0.0034in solid #000000" fo:padding="0.1111in" style:shadow="none"/>
    </style:style>
    <style:style style:name="T48" style:parent-style-name="SourceText" style:family="text">
      <style:text-properties style:font-name="Monaco, 'Bitstream Vera Sans Mo" fo:font-size="12pt" style:font-size-asian="12pt"/>
    </style:style>
    <style:style style:name="T49" style:parent-style-name="SourceText" style:family="text">
      <style:text-properties style:font-name="Monaco, 'Bitstream Vera Sans Mo" fo:font-size="12pt" style:font-size-asian="12pt"/>
    </style:style>
    <style:style style:name="P50" style:parent-style-name="PreformattedText" style:family="paragraph">
      <style:paragraph-properties fo:border="0.0034in solid #000000" fo:padding="0.1111in" style:shadow="none"/>
    </style:style>
    <style:style style:name="T51" style:parent-style-name="SourceText" style:family="text">
      <style:text-properties style:font-name="Monaco, 'Bitstream Vera Sans Mo" fo:font-size="12pt" style:font-size-asian="12pt"/>
    </style:style>
    <style:style style:name="T52" style:parent-style-name="SourceText" style:family="text">
      <style:text-properties style:font-name="Monaco, 'Bitstream Vera Sans Mo" fo:font-size="12pt" style:font-size-asian="12pt"/>
    </style:style>
    <style:style style:name="T53" style:parent-style-name="SourceText" style:family="text">
      <style:text-properties style:font-name="Monaco, 'Bitstream Vera Sans Mo" fo:font-size="12pt" style:font-size-asian="12pt"/>
    </style:style>
    <style:style style:name="P54" style:parent-style-name="PreformattedText" style:family="paragraph">
      <style:paragraph-properties fo:border="0.0034in solid #000000" fo:padding="0.1111in" style:shadow="none"/>
    </style:style>
    <style:style style:name="T55" style:parent-style-name="SourceText" style:family="text">
      <style:text-properties style:font-name="Monaco, 'Bitstream Vera Sans Mo" fo:font-size="12pt" style:font-size-asian="12pt"/>
    </style:style>
    <style:style style:name="P56" style:parent-style-name="PreformattedText" style:family="paragraph">
      <style:paragraph-properties fo:border="0.0034in solid #000000" fo:padding="0.1111in" style:shadow="none"/>
    </style:style>
    <style:style style:name="T57" style:parent-style-name="SourceText" style:family="text">
      <style:text-properties style:font-name="Monaco, 'Bitstream Vera Sans Mo" fo:font-size="12pt" style:font-size-asian="12pt"/>
    </style:style>
    <style:style style:name="T58" style:parent-style-name="SourceText" style:family="text">
      <style:text-properties style:font-name="Monaco, 'Bitstream Vera Sans Mo" fo:font-size="12pt" style:font-size-asian="12pt"/>
    </style:style>
    <style:style style:name="P59" style:parent-style-name="PreformattedText" style:family="paragraph">
      <style:paragraph-properties fo:border="0.0034in solid #000000" fo:padding="0.1111in" style:shadow="none"/>
    </style:style>
    <style:style style:name="T60" style:parent-style-name="SourceText" style:family="text">
      <style:text-properties style:font-name="Monaco, 'Bitstream Vera Sans Mo" fo:font-size="12pt" style:font-size-asian="12pt"/>
    </style:style>
    <style:style style:name="T61" style:parent-style-name="SourceText" style:family="text">
      <style:text-properties style:font-name="Monaco, 'Bitstream Vera Sans Mo" fo:font-size="12pt" style:font-size-asian="12pt"/>
    </style:style>
    <style:style style:name="T62" style:parent-style-name="SourceText" style:family="text">
      <style:text-properties style:font-name="Monaco, 'Bitstream Vera Sans Mo" fo:font-size="12pt" style:font-size-asian="12pt"/>
    </style:style>
    <style:style style:name="P63" style:parent-style-name="PreformattedText" style:family="paragraph">
      <style:paragraph-properties fo:border="0.0034in solid #000000" fo:padding="0.1111in" style:shadow="none"/>
    </style:style>
    <style:style style:name="T64" style:parent-style-name="SourceText" style:family="text">
      <style:text-properties style:font-name="Monaco, 'Bitstream Vera Sans Mo" fo:font-size="12pt" style:font-size-asian="12pt"/>
    </style:style>
    <style:style style:name="P65" style:parent-style-name="PreformattedText" style:family="paragraph">
      <style:paragraph-properties fo:border="0.0034in solid #000000" fo:padding="0.1111in" style:shadow="none"/>
    </style:style>
    <style:style style:name="T66" style:parent-style-name="SourceText" style:family="text">
      <style:text-properties style:font-name="Monaco, 'Bitstream Vera Sans Mo" fo:font-size="12pt" style:font-size-asian="12pt"/>
    </style:style>
    <style:style style:name="P67" style:parent-style-name="PreformattedText" style:family="paragraph">
      <style:paragraph-properties fo:border="0.0034in solid #000000" fo:padding="0.1111in" style:shadow="none" fo:margin-bottom="0.1965in"/>
    </style:style>
    <style:style style:name="T68" style:parent-style-name="SourceText" style:family="text">
      <style:text-properties style:font-name="Monaco, 'Bitstream Vera Sans Mo" fo:font-size="12pt" style:font-size-asian="12pt"/>
    </style:style>
    <style:style style:name="P69" style:parent-style-name="Textbody" style:family="paragraph">
      <style:paragraph-properties fo:margin-bottom="0in"/>
    </style:style>
    <style:style style:name="T70" style:parent-style-name="Основнойшрифтабзаца" style:family="text">
      <style:text-properties style:font-name="Monaco, 'Bitstream Vera Sans Mo"/>
    </style:style>
    <style:style style:name="T71" style:parent-style-name="SourceText" style:family="text">
      <style:text-properties style:font-name="Monaco, 'Bitstream Vera Sans Mo"/>
    </style:style>
    <style:style style:name="T72" style:parent-style-name="Основнойшрифтабзаца" style:family="text">
      <style:text-properties style:font-name="Monaco, 'Bitstream Vera Sans Mo"/>
    </style:style>
    <style:style style:name="T73" style:parent-style-name="SourceText" style:family="text">
      <style:text-properties style:font-name="Monaco, 'Bitstream Vera Sans Mo"/>
    </style:style>
    <style:style style:name="T74" style:parent-style-name="Основнойшрифтабзаца" style:family="text">
      <style:text-properties style:font-name="Monaco, 'Bitstream Vera Sans Mo"/>
    </style:style>
    <style:style style:name="T75" style:parent-style-name="SourceText" style:family="text">
      <style:text-properties style:font-name="Monaco, 'Bitstream Vera Sans Mo"/>
    </style:style>
    <style:style style:name="P76" style:parent-style-name="PreformattedText" style:family="paragraph">
      <style:paragraph-properties fo:border="0.0034in solid #000000" fo:padding="0.1111in" style:shadow="none"/>
    </style:style>
    <style:style style:name="T77" style:parent-style-name="SourceText" style:family="text">
      <style:text-properties style:font-name="Monaco, 'Bitstream Vera Sans Mo" fo:font-size="12pt" style:font-size-asian="12pt"/>
    </style:style>
    <style:style style:name="P78" style:parent-style-name="PreformattedText" style:family="paragraph">
      <style:paragraph-properties fo:border="0.0034in solid #000000" fo:padding="0.1111in" style:shadow="none"/>
    </style:style>
    <style:style style:name="T79" style:parent-style-name="SourceText" style:family="text">
      <style:text-properties style:font-name="Monaco, 'Bitstream Vera Sans Mo" fo:font-size="12pt" style:font-size-asian="12pt"/>
    </style:style>
    <style:style style:name="T80" style:parent-style-name="SourceText" style:family="text">
      <style:text-properties style:font-name="Monaco, 'Bitstream Vera Sans Mo" fo:font-size="12pt" style:font-size-asian="12pt"/>
    </style:style>
    <style:style style:name="P81" style:parent-style-name="PreformattedText" style:family="paragraph">
      <style:paragraph-properties fo:border="0.0034in solid #000000" fo:padding="0.1111in" style:shadow="none"/>
    </style:style>
    <style:style style:name="T82" style:parent-style-name="SourceText" style:family="text">
      <style:text-properties style:font-name="Monaco, 'Bitstream Vera Sans Mo" fo:font-size="12pt" style:font-size-asian="12pt"/>
    </style:style>
    <style:style style:name="T83" style:parent-style-name="SourceText" style:family="text">
      <style:text-properties style:font-name="Monaco, 'Bitstream Vera Sans Mo" fo:font-size="12pt" style:font-size-asian="12pt"/>
    </style:style>
    <style:style style:name="T84" style:parent-style-name="SourceText" style:family="text">
      <style:text-properties style:font-name="Monaco, 'Bitstream Vera Sans Mo" fo:font-size="12pt" style:font-size-asian="12pt"/>
    </style:style>
    <style:style style:name="T85" style:parent-style-name="SourceText" style:family="text">
      <style:text-properties style:font-name="Monaco, 'Bitstream Vera Sans Mo" fo:font-size="12pt" style:font-size-asian="12pt"/>
    </style:style>
    <style:style style:name="P86" style:parent-style-name="PreformattedText" style:family="paragraph">
      <style:paragraph-properties fo:border="0.0034in solid #000000" fo:padding="0.1111in" style:shadow="none"/>
    </style:style>
    <style:style style:name="T87" style:parent-style-name="SourceText" style:family="text">
      <style:text-properties style:font-name="Monaco, 'Bitstream Vera Sans Mo" fo:font-size="12pt" style:font-size-asian="12pt"/>
    </style:style>
    <style:style style:name="P88" style:parent-style-name="PreformattedText" style:family="paragraph">
      <style:paragraph-properties fo:border="0.0034in solid #000000" fo:padding="0.1111in" style:shadow="none"/>
    </style:style>
    <style:style style:name="T89" style:parent-style-name="SourceText" style:family="text">
      <style:text-properties style:font-name="Monaco, 'Bitstream Vera Sans Mo" fo:font-size="12pt" style:font-size-asian="12pt"/>
    </style:style>
    <style:style style:name="T90" style:parent-style-name="SourceText" style:family="text">
      <style:text-properties style:font-name="Monaco, 'Bitstream Vera Sans Mo" fo:font-size="12pt" style:font-size-asian="12pt"/>
    </style:style>
    <style:style style:name="T91" style:parent-style-name="SourceText" style:family="text">
      <style:text-properties style:font-name="Monaco, 'Bitstream Vera Sans Mo" fo:font-size="12pt" style:font-size-asian="12pt"/>
    </style:style>
    <style:style style:name="P92" style:parent-style-name="PreformattedText" style:family="paragraph">
      <style:paragraph-properties fo:border="0.0034in solid #000000" fo:padding="0.1111in" style:shadow="none"/>
    </style:style>
    <style:style style:name="T93" style:parent-style-name="SourceText" style:family="text">
      <style:text-properties style:font-name="Monaco, 'Bitstream Vera Sans Mo" fo:font-size="12pt" style:font-size-asian="12pt"/>
    </style:style>
    <style:style style:name="P94" style:parent-style-name="PreformattedText" style:family="paragraph">
      <style:paragraph-properties fo:border="0.0034in solid #000000" fo:padding="0.1111in" style:shadow="none" fo:margin-bottom="0.1965in"/>
    </style:style>
    <style:style style:name="T95" style:parent-style-name="SourceText" style:family="text">
      <style:text-properties style:font-name="Monaco, 'Bitstream Vera Sans Mo" fo:font-size="12pt" style:font-size-asian="12pt"/>
    </style:style>
    <style:style style:name="P96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97" style:parent-style-name="PreformattedText" style:family="paragraph">
      <style:paragraph-properties fo:border="0.0034in solid #000000" fo:padding="0.1111in" style:shadow="none" fo:margin-bottom="0.1965in"/>
    </style:style>
    <style:style style:name="T98" style:parent-style-name="SourceText" style:family="text">
      <style:text-properties style:font-name="Monaco, 'Bitstream Vera Sans Mo" fo:font-size="12pt" style:font-size-asian="12pt"/>
    </style:style>
    <style:style style:name="P99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100" style:parent-style-name="PreformattedText" style:family="paragraph">
      <style:paragraph-properties fo:border="0.0034in solid #000000" fo:padding="0.1111in" style:shadow="none" fo:margin-bottom="0.1965in"/>
    </style:style>
    <style:style style:name="T101" style:parent-style-name="SourceText" style:family="text">
      <style:text-properties style:font-name="Monaco, 'Bitstream Vera Sans Mo" fo:font-size="12pt" style:font-size-asian="12pt"/>
    </style:style>
    <style:style style:name="P102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103" style:parent-style-name="PreformattedText" style:family="paragraph">
      <style:paragraph-properties fo:border="0.0034in solid #000000" fo:padding="0.1111in" style:shadow="none" fo:margin-bottom="0.1965in"/>
    </style:style>
    <style:style style:name="T104" style:parent-style-name="SourceText" style:family="text">
      <style:text-properties style:font-name="Monaco, 'Bitstream Vera Sans Mo" fo:font-size="12pt" style:font-size-asian="12pt"/>
    </style:style>
    <style:style style:name="P105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 fo:language="ru" fo:country="RU"/>
    </style:style>
    <style:style style:name="P106" style:parent-style-name="Textbody" style:family="paragraph">
      <style:paragraph-properties fo:margin-bottom="0in"/>
    </style:style>
    <style:style style:name="T107" style:parent-style-name="Основнойшрифтабзаца" style:family="text">
      <style:text-properties style:font-name="Monaco, 'Bitstream Vera Sans Mo" fo:language="ru" fo:country="RU"/>
    </style:style>
    <style:style style:name="T108" style:parent-style-name="Основнойшрифтабзаца" style:family="text">
      <style:text-properties style:font-name="Monaco, 'Bitstream Vera Sans Mo"/>
    </style:style>
    <style:style style:name="T109" style:parent-style-name="SourceText" style:family="text">
      <style:text-properties style:font-name="Monaco, 'Bitstream Vera Sans Mo"/>
    </style:style>
    <style:style style:name="T110" style:parent-style-name="Основнойшрифтабзаца" style:family="text">
      <style:text-properties style:font-name="Monaco, 'Bitstream Vera Sans Mo"/>
    </style:style>
    <style:style style:name="T111" style:parent-style-name="Основнойшрифтабзаца" style:family="text">
      <style:text-properties style:font-name="Monaco, 'Bitstream Vera Sans Mo" fo:language="ru" fo:country="RU"/>
    </style:style>
    <style:style style:name="T112" style:parent-style-name="Основнойшрифтабзаца" style:family="text">
      <style:text-properties style:font-name="Monaco, 'Bitstream Vera Sans Mo"/>
    </style:style>
    <style:style style:name="T113" style:parent-style-name="SourceText" style:family="text">
      <style:text-properties style:font-name="Monaco, 'Bitstream Vera Sans Mo"/>
    </style:style>
    <style:style style:name="T114" style:parent-style-name="SourceText" style:family="text">
      <style:text-properties style:font-name="Monaco, 'Bitstream Vera Sans Mo" fo:language="ru" fo:country="RU"/>
    </style:style>
    <style:style style:name="T115" style:parent-style-name="SourceText" style:family="text">
      <style:text-properties style:font-name="Monaco, 'Bitstream Vera Sans Mo"/>
    </style:style>
    <style:style style:name="P116" style:parent-style-name="PreformattedText" style:family="paragraph">
      <style:paragraph-properties fo:border="0.0034in solid #000000" fo:padding="0.1111in" style:shadow="none"/>
    </style:style>
    <style:style style:name="T117" style:parent-style-name="SourceText" style:family="text">
      <style:text-properties style:font-name="Monaco, 'Bitstream Vera Sans Mo" fo:font-size="12pt" style:font-size-asian="12pt"/>
    </style:style>
    <style:style style:name="P118" style:parent-style-name="PreformattedText" style:family="paragraph">
      <style:paragraph-properties fo:border="0.0034in solid #000000" fo:padding="0.1111in" style:shadow="none"/>
    </style:style>
    <style:style style:name="T119" style:parent-style-name="SourceText" style:family="text">
      <style:text-properties style:font-name="Monaco, 'Bitstream Vera Sans Mo" fo:font-size="12pt" style:font-size-asian="12pt"/>
    </style:style>
    <style:style style:name="T120" style:parent-style-name="SourceText" style:family="text">
      <style:text-properties style:font-name="Monaco, 'Bitstream Vera Sans Mo" fo:font-size="12pt" style:font-size-asian="12pt"/>
    </style:style>
    <style:style style:name="P121" style:parent-style-name="PreformattedText" style:family="paragraph">
      <style:paragraph-properties fo:border="0.0034in solid #000000" fo:padding="0.1111in" style:shadow="none"/>
    </style:style>
    <style:style style:name="T122" style:parent-style-name="SourceText" style:family="text">
      <style:text-properties style:font-name="Monaco, 'Bitstream Vera Sans Mo" fo:font-size="12pt" style:font-size-asian="12pt"/>
    </style:style>
    <style:style style:name="T123" style:parent-style-name="SourceText" style:family="text">
      <style:text-properties style:font-name="Monaco, 'Bitstream Vera Sans Mo" fo:font-size="12pt" style:font-size-asian="12pt"/>
    </style:style>
    <style:style style:name="T124" style:parent-style-name="SourceText" style:family="text">
      <style:text-properties style:font-name="Monaco, 'Bitstream Vera Sans Mo" fo:font-size="12pt" style:font-size-asian="12pt"/>
    </style:style>
    <style:style style:name="T125" style:parent-style-name="SourceText" style:family="text">
      <style:text-properties style:font-name="Monaco, 'Bitstream Vera Sans Mo" fo:font-size="12pt" style:font-size-asian="12pt"/>
    </style:style>
    <style:style style:name="P126" style:parent-style-name="PreformattedText" style:family="paragraph">
      <style:paragraph-properties fo:border="0.0034in solid #000000" fo:padding="0.1111in" style:shadow="none"/>
    </style:style>
    <style:style style:name="T127" style:parent-style-name="SourceText" style:family="text">
      <style:text-properties style:font-name="Monaco, 'Bitstream Vera Sans Mo" fo:font-size="12pt" style:font-size-asian="12pt"/>
    </style:style>
    <style:style style:name="P128" style:parent-style-name="PreformattedText" style:family="paragraph">
      <style:paragraph-properties fo:border="0.0034in solid #000000" fo:padding="0.1111in" style:shadow="none"/>
    </style:style>
    <style:style style:name="T129" style:parent-style-name="SourceText" style:family="text">
      <style:text-properties style:font-name="Monaco, 'Bitstream Vera Sans Mo" fo:font-size="12pt" style:font-size-asian="12pt"/>
    </style:style>
    <style:style style:name="T130" style:parent-style-name="SourceText" style:family="text">
      <style:text-properties style:font-name="Monaco, 'Bitstream Vera Sans Mo" fo:font-size="12pt" style:font-size-asian="12pt"/>
    </style:style>
    <style:style style:name="T131" style:parent-style-name="SourceText" style:family="text">
      <style:text-properties style:font-name="Monaco, 'Bitstream Vera Sans Mo" fo:font-size="12pt" style:font-size-asian="12pt"/>
    </style:style>
    <style:style style:name="T132" style:parent-style-name="SourceText" style:family="text">
      <style:text-properties style:font-name="Monaco, 'Bitstream Vera Sans Mo" fo:font-size="12pt" style:font-size-asian="12pt"/>
    </style:style>
    <style:style style:name="T133" style:parent-style-name="SourceText" style:family="text">
      <style:text-properties style:font-name="Monaco, 'Bitstream Vera Sans Mo" fo:font-size="12pt" style:font-size-asian="12pt"/>
    </style:style>
    <style:style style:name="P134" style:parent-style-name="PreformattedText" style:family="paragraph">
      <style:paragraph-properties fo:border="0.0034in solid #000000" fo:padding="0.1111in" style:shadow="none"/>
    </style:style>
    <style:style style:name="T135" style:parent-style-name="SourceText" style:family="text">
      <style:text-properties style:font-name="Monaco, 'Bitstream Vera Sans Mo" fo:font-size="12pt" style:font-size-asian="12pt"/>
    </style:style>
    <style:style style:name="P136" style:parent-style-name="PreformattedText" style:family="paragraph">
      <style:paragraph-properties fo:border="0.0034in solid #000000" fo:padding="0.1111in" style:shadow="none" fo:margin-bottom="0.1965in"/>
    </style:style>
    <style:style style:name="T137" style:parent-style-name="SourceText" style:family="text">
      <style:text-properties style:font-name="Monaco, 'Bitstream Vera Sans Mo" fo:font-size="12pt" style:font-size-asian="12pt"/>
    </style:style>
    <style:style style:name="P138" style:parent-style-name="PreformattedText" style:family="paragraph">
      <style:paragraph-properties fo:border="0.0034in solid #000000" fo:padding="0.1111in" style:shadow="none" fo:margin-bottom="0.1965in"/>
    </style:style>
    <style:style style:name="T139" style:parent-style-name="SourceText" style:family="text">
      <style:text-properties style:font-name="Monaco, 'Bitstream Vera Sans Mo" fo:font-size="12pt" style:font-size-asian="12pt"/>
    </style:style>
    <style:style style:name="P140" style:parent-style-name="Textbody" style:family="paragraph">
      <style:paragraph-properties fo:margin-bottom="0in"/>
    </style:style>
    <style:style style:name="T141" style:parent-style-name="Основнойшрифтабзаца" style:family="text">
      <style:text-properties style:font-name="Monaco, 'Bitstream Vera Sans Mo" fo:language="ru" fo:country="RU"/>
    </style:style>
    <style:style style:name="T142" style:parent-style-name="Основнойшрифтабзаца" style:family="text">
      <style:text-properties style:font-name="Monaco, 'Bitstream Vera Sans Mo"/>
    </style:style>
    <style:style style:name="T143" style:parent-style-name="SourceText" style:family="text">
      <style:text-properties style:font-name="Monaco, 'Bitstream Vera Sans Mo"/>
    </style:style>
    <style:style style:name="P144" style:parent-style-name="Заголовок2" style:family="paragraph">
      <style:paragraph-properties fo:margin-top="0in" fo:margin-bottom="0.2083in"/>
    </style:style>
    <style:style style:name="T145" style:parent-style-name="Основнойшрифтабзаца" style:family="text">
      <style:text-properties style:font-name="Monaco, 'Bitstream Vera Sans Mo" fo:font-weight="normal" style:font-weight-asian="normal" fo:language="ru" fo:country="RU"/>
    </style:style>
    <style:style style:name="T146" style:parent-style-name="Основнойшрифтабзаца" style:family="text">
      <style:text-properties style:font-name="Monaco, 'Bitstream Vera Sans Mo" fo:font-weight="normal" style:font-weight-asian="normal"/>
    </style:style>
    <style:style style:name="P147" style:parent-style-name="PreformattedText" style:family="paragraph">
      <style:paragraph-properties fo:border="0.0034in solid #000000" fo:padding="0.1111in" style:shadow="none" fo:margin-bottom="0.1965in"/>
    </style:style>
    <style:style style:name="T148" style:parent-style-name="SourceText" style:family="text">
      <style:text-properties style:font-name="Monaco, 'Bitstream Vera Sans Mo" fo:font-size="12pt" style:font-size-asian="12pt" fo:language="ru" fo:country="RU"/>
    </style:style>
    <style:style style:name="T149" style:parent-style-name="SourceText" style:family="text">
      <style:text-properties style:font-name="Monaco, 'Bitstream Vera Sans Mo" fo:font-size="12pt" style:font-size-asian="12pt"/>
    </style:style>
    <style:style style:name="T150" style:parent-style-name="SourceText" style:family="text">
      <style:text-properties style:font-name="Monaco, 'Bitstream Vera Sans Mo" fo:font-size="12pt" style:font-size-asian="12pt" fo:language="ru" fo:country="RU"/>
    </style:style>
    <style:style style:name="T151" style:parent-style-name="SourceText" style:family="text">
      <style:text-properties style:font-name="Monaco, 'Bitstream Vera Sans Mo" fo:font-size="12pt" style:font-size-asian="12pt"/>
    </style:style>
    <style:style style:name="T152" style:parent-style-name="SourceText" style:family="text">
      <style:text-properties style:font-name="Monaco, 'Bitstream Vera Sans Mo" fo:font-size="12pt" style:font-size-asian="12pt" fo:language="ru" fo:country="RU"/>
    </style:style>
    <style:style style:name="T153" style:parent-style-name="SourceText" style:family="text">
      <style:text-properties style:font-name="Monaco, 'Bitstream Vera Sans Mo" fo:font-size="12pt" style:font-size-asian="12pt"/>
    </style:style>
    <style:style style:name="T154" style:parent-style-name="SourceText" style:family="text">
      <style:text-properties style:font-name="Monaco, 'Bitstream Vera Sans Mo" fo:font-size="12pt" style:font-size-asian="12pt" fo:language="ru" fo:country="RU"/>
    </style:style>
    <style:style style:name="T155" style:parent-style-name="SourceText" style:family="text">
      <style:text-properties style:font-name="Monaco, 'Bitstream Vera Sans Mo" fo:font-size="12pt" style:font-size-asian="12pt"/>
    </style:style>
    <style:style style:name="T156" style:parent-style-name="SourceText" style:family="text">
      <style:text-properties style:font-name="Monaco, 'Bitstream Vera Sans Mo" fo:font-size="12pt" style:font-size-asian="12pt" fo:language="ru" fo:country="RU"/>
    </style:style>
    <style:style style:name="T157" style:parent-style-name="SourceText" style:family="text">
      <style:text-properties style:font-name="Monaco, 'Bitstream Vera Sans Mo" fo:font-size="12pt" style:font-size-asian="12pt"/>
    </style:style>
    <style:style style:name="T158" style:parent-style-name="SourceText" style:family="text">
      <style:text-properties style:font-name="Monaco, 'Bitstream Vera Sans Mo" fo:font-size="12pt" style:font-size-asian="12pt" fo:language="ru" fo:country="RU"/>
    </style:style>
    <style:style style:name="T159" style:parent-style-name="SourceText" style:family="text">
      <style:text-properties style:font-name="Monaco, 'Bitstream Vera Sans Mo" fo:font-size="12pt" style:font-size-asian="12pt"/>
    </style:style>
    <style:style style:name="T160" style:parent-style-name="SourceText" style:family="text">
      <style:text-properties style:font-name="Monaco, 'Bitstream Vera Sans Mo" fo:font-size="12pt" style:font-size-asian="12pt" fo:language="ru" fo:country="RU"/>
    </style:style>
    <style:style style:name="T161" style:parent-style-name="SourceText" style:family="text">
      <style:text-properties style:font-name="Monaco, 'Bitstream Vera Sans Mo" fo:font-size="12pt" style:font-size-asian="12pt"/>
    </style:style>
    <style:style style:name="T162" style:parent-style-name="SourceText" style:family="text">
      <style:text-properties style:font-name="Monaco, 'Bitstream Vera Sans Mo" fo:font-size="12pt" style:font-size-asian="12pt" fo:language="ru" fo:country="RU"/>
    </style:style>
    <style:style style:name="T163" style:parent-style-name="SourceText" style:family="text">
      <style:text-properties style:font-name="Monaco, 'Bitstream Vera Sans Mo" fo:font-size="12pt" style:font-size-asian="12pt"/>
    </style:style>
    <style:style style:name="P164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 fo:language="ru" fo:country="RU"/>
    </style:style>
    <style:style style:name="P165" style:parent-style-name="Textbody" style:family="paragraph">
      <style:paragraph-properties fo:margin-bottom="0in"/>
    </style:style>
    <style:style style:name="T166" style:parent-style-name="Основнойшрифтабзаца" style:family="text">
      <style:text-properties style:font-name="Monaco, 'Bitstream Vera Sans Mo" fo:language="ru" fo:country="RU"/>
    </style:style>
    <style:style style:name="T167" style:parent-style-name="Основнойшрифтабзаца" style:family="text">
      <style:text-properties style:font-name="Monaco, 'Bitstream Vera Sans Mo" fo:language="ru" fo:country="RU"/>
    </style:style>
    <style:style style:name="T168" style:parent-style-name="Основнойшрифтабзаца" style:family="text">
      <style:text-properties style:font-name="Monaco, 'Bitstream Vera Sans Mo"/>
    </style:style>
    <style:style style:name="T169" style:parent-style-name="SourceText" style:family="text">
      <style:text-properties style:font-name="Monaco, 'Bitstream Vera Sans Mo"/>
    </style:style>
    <style:style style:name="T170" style:parent-style-name="Основнойшрифтабзаца" style:family="text">
      <style:text-properties style:font-name="Monaco, 'Bitstream Vera Sans Mo"/>
    </style:style>
    <style:style style:name="T171" style:parent-style-name="Основнойшрифтабзаца" style:family="text">
      <style:text-properties style:font-name="Monaco, 'Bitstream Vera Sans Mo" fo:language="ru" fo:country="RU"/>
    </style:style>
    <style:style style:name="T172" style:parent-style-name="Основнойшрифтабзаца" style:family="text">
      <style:text-properties style:font-name="Monaco, 'Bitstream Vera Sans Mo"/>
    </style:style>
    <style:style style:name="T173" style:parent-style-name="SourceText" style:family="text">
      <style:text-properties style:font-name="Monaco, 'Bitstream Vera Sans Mo"/>
    </style:style>
    <style:style style:name="T174" style:parent-style-name="Основнойшрифтабзаца" style:family="text">
      <style:text-properties style:font-name="Monaco, 'Bitstream Vera Sans Mo"/>
    </style:style>
    <style:style style:name="T175" style:parent-style-name="Основнойшрифтабзаца" style:family="text">
      <style:text-properties style:font-name="Monaco, 'Bitstream Vera Sans Mo" fo:language="ru" fo:country="RU"/>
    </style:style>
    <style:style style:name="T176" style:parent-style-name="Основнойшрифтабзаца" style:family="text">
      <style:text-properties style:font-name="Monaco, 'Bitstream Vera Sans Mo"/>
    </style:style>
    <style:style style:name="T177" style:parent-style-name="SourceText" style:family="text">
      <style:text-properties style:font-name="Monaco, 'Bitstream Vera Sans Mo"/>
    </style:style>
    <style:style style:name="T178" style:parent-style-name="Основнойшрифтабзаца" style:family="text">
      <style:text-properties style:font-name="Monaco, 'Bitstream Vera Sans Mo" fo:language="ru" fo:country="RU"/>
    </style:style>
    <style:style style:name="P179" style:parent-style-name="PreformattedText" style:family="paragraph">
      <style:paragraph-properties fo:border="0.0034in solid #000000" fo:padding="0.1111in" style:shadow="none" fo:margin-bottom="0.1965in"/>
    </style:style>
    <style:style style:name="T180" style:parent-style-name="SourceText" style:family="text">
      <style:text-properties style:font-name="Monaco, 'Bitstream Vera Sans Mo" fo:font-size="12pt" style:font-size-asian="12pt"/>
    </style:style>
    <style:style style:name="P181" style:parent-style-name="Textbody" style:family="paragraph">
      <style:text-properties style:font-name="Monaco, 'Bitstream Vera Sans Mo" fo:language="ru" fo:country="RU"/>
    </style:style>
    <style:style style:name="P182" style:parent-style-name="PreformattedText" style:family="paragraph">
      <style:paragraph-properties fo:border="0.0034in solid #000000" fo:padding="0.1111in" style:shadow="none" fo:margin-bottom="0.1965in"/>
    </style:style>
    <style:style style:name="T183" style:parent-style-name="SourceText" style:family="text">
      <style:text-properties style:font-name="Monaco, 'Bitstream Vera Sans Mo" fo:font-size="12pt" style:font-size-asian="12pt" fo:language="ru" fo:country="RU"/>
    </style:style>
    <style:style style:name="T184" style:parent-style-name="SourceText" style:family="text">
      <style:text-properties style:font-name="Monaco, 'Bitstream Vera Sans Mo" fo:font-size="12pt" style:font-size-asian="12pt"/>
    </style:style>
    <style:style style:name="T185" style:parent-style-name="SourceText" style:family="text">
      <style:text-properties style:font-name="Monaco, 'Bitstream Vera Sans Mo" fo:font-size="12pt" style:font-size-asian="12pt" fo:language="ru" fo:country="RU"/>
    </style:style>
    <style:style style:name="T186" style:parent-style-name="SourceText" style:family="text">
      <style:text-properties style:font-name="Monaco, 'Bitstream Vera Sans Mo" fo:font-size="12pt" style:font-size-asian="12pt"/>
    </style:style>
    <style:style style:name="T187" style:parent-style-name="SourceText" style:family="text">
      <style:text-properties style:font-name="Monaco, 'Bitstream Vera Sans Mo" fo:font-size="12pt" style:font-size-asian="12pt" fo:language="ru" fo:country="RU"/>
    </style:style>
    <style:style style:name="T188" style:parent-style-name="SourceText" style:family="text">
      <style:text-properties style:font-name="Monaco, 'Bitstream Vera Sans Mo" fo:font-size="12pt" style:font-size-asian="12pt"/>
    </style:style>
    <style:style style:name="T189" style:parent-style-name="SourceText" style:family="text">
      <style:text-properties style:font-name="Monaco, 'Bitstream Vera Sans Mo" fo:font-size="12pt" style:font-size-asian="12pt" fo:language="ru" fo:country="RU"/>
    </style:style>
    <style:style style:name="T190" style:parent-style-name="SourceText" style:family="text">
      <style:text-properties style:font-name="Monaco, 'Bitstream Vera Sans Mo" fo:font-size="12pt" style:font-size-asian="12pt"/>
    </style:style>
    <style:style style:name="T191" style:parent-style-name="SourceText" style:family="text">
      <style:text-properties style:font-name="Monaco, 'Bitstream Vera Sans Mo" fo:font-size="12pt" style:font-size-asian="12pt" fo:language="ru" fo:country="RU"/>
    </style:style>
    <style:style style:name="T192" style:parent-style-name="SourceText" style:family="text">
      <style:text-properties style:font-name="Monaco, 'Bitstream Vera Sans Mo" fo:font-size="12pt" style:font-size-asian="12pt"/>
    </style:style>
    <style:style style:name="T193" style:parent-style-name="SourceText" style:family="text">
      <style:text-properties style:font-name="Monaco, 'Bitstream Vera Sans Mo" fo:font-size="12pt" style:font-size-asian="12pt" fo:language="ru" fo:country="RU"/>
    </style:style>
    <style:style style:name="T194" style:parent-style-name="SourceText" style:family="text">
      <style:text-properties style:font-name="Monaco, 'Bitstream Vera Sans Mo" fo:font-size="12pt" style:font-size-asian="12pt"/>
    </style:style>
    <style:style style:name="T195" style:parent-style-name="SourceText" style:family="text">
      <style:text-properties style:font-name="Monaco, 'Bitstream Vera Sans Mo" fo:font-size="12pt" style:font-size-asian="12pt" fo:language="ru" fo:country="RU"/>
    </style:style>
    <style:style style:name="T196" style:parent-style-name="SourceText" style:family="text">
      <style:text-properties style:font-name="Monaco, 'Bitstream Vera Sans Mo" fo:font-size="12pt" style:font-size-asian="12pt"/>
    </style:style>
    <style:style style:name="T197" style:parent-style-name="SourceText" style:family="text">
      <style:text-properties style:font-name="Monaco, 'Bitstream Vera Sans Mo" fo:font-size="12pt" style:font-size-asian="12pt" fo:language="ru" fo:country="RU"/>
    </style:style>
    <style:style style:name="P198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199" style:parent-style-name="Textbody" style:family="paragraph">
      <style:text-properties style:font-name="Monaco, 'Bitstream Vera Sans Mo"/>
    </style:style>
    <style:style style:name="P200" style:parent-style-name="PreformattedText" style:family="paragraph">
      <style:paragraph-properties fo:border="0.0034in solid #000000" fo:padding="0.1111in" style:shadow="none" fo:margin-bottom="0.1965in"/>
    </style:style>
    <style:style style:name="T201" style:parent-style-name="SourceText" style:family="text">
      <style:text-properties style:font-name="Monaco, 'Bitstream Vera Sans Mo" fo:font-size="12pt" style:font-size-asian="12pt"/>
    </style:style>
    <style:style style:name="P202" style:parent-style-name="Textbody" style:family="paragraph">
      <style:text-properties style:font-name="Monaco, 'Bitstream Vera Sans Mo"/>
    </style:style>
    <style:style style:name="P203" style:parent-style-name="PreformattedText" style:family="paragraph">
      <style:paragraph-properties fo:border="0.0034in solid #000000" fo:padding="0.1111in" style:shadow="none" fo:margin-bottom="0.1965in"/>
    </style:style>
    <style:style style:name="T204" style:parent-style-name="SourceText" style:family="text">
      <style:text-properties style:font-name="Monaco, 'Bitstream Vera Sans Mo" fo:font-size="12pt" style:font-size-asian="12pt"/>
    </style:style>
    <style:style style:name="P205" style:parent-style-name="Заголовок2" style:family="paragraph">
      <style:paragraph-properties fo:margin-top="0in" fo:margin-bottom="0.2083in"/>
      <style:text-properties style:font-name="Monaco, 'Bitstream Vera Sans Mo" fo:font-weight="normal" style:font-weight-asian="normal"/>
    </style:style>
    <style:style style:name="P206" style:parent-style-name="Textbody" style:family="paragraph">
      <style:paragraph-properties fo:margin-bottom="0in" fo:line-height="140%"/>
    </style:style>
    <style:style style:name="T207" style:parent-style-name="Основнойшрифтабзаца" style:family="text">
      <style:text-properties style:font-name="Monaco, 'Bitstream Vera Sans Mo"/>
    </style:style>
    <style:style style:name="P208" style:parent-style-name="Textbody" style:family="paragraph">
      <style:paragraph-properties fo:margin-bottom="0in" fo:line-height="140%"/>
    </style:style>
    <style:style style:name="T209" style:parent-style-name="Основнойшрифтабзаца" style:family="text">
      <style:text-properties style:font-name="Monaco, 'Bitstream Vera Sans Mo"/>
    </style:style>
    <style:style style:name="P210" style:parent-style-name="Textbody" style:family="paragraph">
      <style:paragraph-properties fo:line-height="140%"/>
    </style:style>
    <style:style style:name="T211" style:parent-style-name="Основнойшрифтабзаца" style:family="text">
      <style:text-properties style:font-name="Monaco, 'Bitstream Vera Sans Mo"/>
    </style:style>
    <style:style style:name="T212" style:parent-style-name="Основнойшрифтабзаца" style:family="text">
      <style:text-properties style:font-name="Monaco, 'Bitstream Vera Sans Mo"/>
    </style:style>
    <style:style style:name="P213" style:parent-style-name="Textbody" style:family="paragraph">
      <style:paragraph-properties fo:margin-bottom="0in"/>
      <style:text-properties style:font-name="Helvetica Neue" fo:font-size="11pt" style:font-size-asian="11pt" fo:language="ru" fo:country="RU"/>
    </style:style>
    <style:style style:name="P214" style:parent-style-name="Textbody" style:family="paragraph">
      <style:paragraph-properties fo:margin-bottom="0in"/>
    </style:style>
    <style:style style:name="T215" style:parent-style-name="Основнойшрифтабзаца" style:family="text">
      <style:text-properties style:font-name="inherit" fo:font-size="11pt" style:font-size-asian="11pt"/>
    </style:style>
    <style:style style:name="T216" style:parent-style-name="Основнойшрифтабзаца" style:family="text">
      <style:text-properties style:font-name="inherit" fo:font-size="11pt" style:font-size-asian="11pt" fo:language="ru" fo:country="RU"/>
    </style:style>
    <style:style style:name="T217" style:parent-style-name="Основнойшрифтабзаца" style:family="text">
      <style:text-properties style:font-name="inherit" fo:font-size="11pt" style:font-size-asian="11pt"/>
    </style:style>
    <style:style style:name="T218" style:parent-style-name="Основнойшрифтабзаца" style:family="text">
      <style:text-properties style:font-name="inherit" fo:font-size="11pt" style:font-size-asian="11pt" fo:language="ru" fo:country="RU"/>
    </style:style>
    <style:style style:name="P219" style:parent-style-name="Textbody" style:family="paragraph">
      <style:paragraph-properties fo:margin-bottom="0in"/>
    </style:style>
    <style:style style:name="T220" style:parent-style-name="Основнойшрифтабзаца" style:family="text">
      <style:text-properties style:font-name="inherit" fo:font-size="11pt" style:font-size-asian="11pt"/>
    </style:style>
    <style:style style:name="T221" style:parent-style-name="Основнойшрифтабзаца" style:family="text">
      <style:text-properties style:font-name="inherit" fo:font-size="11pt" style:font-size-asian="11pt" fo:language="ru" fo:country="RU"/>
    </style:style>
    <style:style style:name="T222" style:parent-style-name="Основнойшрифтабзаца" style:family="text">
      <style:text-properties style:font-name="inherit" fo:font-size="11pt" style:font-size-asian="11pt" fo:language="ru" fo:country="RU"/>
    </style:style>
    <style:style style:name="P223" style:parent-style-name="Textbody" style:family="paragraph">
      <style:paragraph-properties fo:margin-bottom="0in"/>
      <style:text-properties style:font-name="inherit" fo:font-size="11pt" style:font-size-asian="11pt"/>
    </style:style>
    <style:style style:name="P224" style:parent-style-name="Textbody" style:family="paragraph">
      <style:paragraph-properties fo:margin-bottom="0in"/>
      <style:text-properties style:font-name="inherit" fo:font-size="11pt" style:font-size-asian="11pt"/>
    </style:style>
    <style:style style:name="P225" style:parent-style-name="Textbody" style:family="paragraph">
      <style:paragraph-properties fo:margin-bottom="0in"/>
      <style:text-properties style:font-name="inherit" fo:font-size="11pt" style:font-size-asian="11pt"/>
    </style:style>
    <style:style style:name="P226" style:parent-style-name="Textbody" style:family="paragraph">
      <style:paragraph-properties fo:margin-bottom="0in"/>
      <style:text-properties style:font-name="inherit" fo:font-size="11pt" style:font-size-asian="11pt"/>
    </style:style>
    <style:style style:name="P227" style:parent-style-name="Textbody" style:family="paragraph">
      <style:paragraph-properties fo:margin-bottom="0in"/>
      <style:text-properties style:font-name="inherit" fo:font-size="11pt" style:font-size-asian="11pt"/>
    </style:style>
    <style:style style:name="P228" style:parent-style-name="Textbody" style:family="paragraph">
      <style:paragraph-properties fo:margin-bottom="0in"/>
      <style:text-properties style:font-name="Helvetica Neue" fo:font-size="11pt" style:font-size-asian="11pt"/>
    </style:style>
    <style:style style:name="P229" style:parent-style-name="Textbody" style:family="paragraph">
      <style:paragraph-properties fo:margin-bottom="0in"/>
      <style:text-properties style:font-name="inherit" fo:font-size="11pt" style:font-size-asian="11pt"/>
    </style:style>
    <style:style style:name="P230" style:parent-style-name="Textbody" style:family="paragraph">
      <style:paragraph-properties fo:margin-bottom="0in"/>
      <style:text-properties style:font-name="inherit" fo:font-size="11pt" style:font-size-asian="11pt"/>
    </style:style>
    <style:style style:name="P231" style:parent-style-name="Textbody" style:family="paragraph">
      <style:paragraph-properties fo:margin-bottom="0in"/>
      <style:text-properties style:font-name="inherit" fo:font-size="11pt" style:font-size-asian="11pt"/>
    </style:style>
    <style:style style:name="P232" style:parent-style-name="Textbody" style:family="paragraph">
      <style:paragraph-properties fo:margin-bottom="0in"/>
      <style:text-properties style:font-name="inherit" fo:font-size="11pt" style:font-size-asian="11pt"/>
    </style:style>
    <style:style style:name="P233" style:parent-style-name="Textbody" style:family="paragraph">
      <style:paragraph-properties fo:margin-bottom="0in"/>
      <style:text-properties style:font-name="inherit" fo:font-size="11pt" style:font-size-asian="11pt"/>
    </style:style>
    <style:style style:name="P234" style:parent-style-name="Textbody" style:family="paragraph">
      <style:paragraph-properties fo:margin-bottom="0in"/>
      <style:text-properties style:font-name="inherit" fo:font-size="11pt" style:font-size-asian="11pt"/>
    </style:style>
    <style:style style:name="P235" style:parent-style-name="Textbody" style:family="paragraph">
      <style:paragraph-properties fo:margin-bottom="0in"/>
      <style:text-properties style:font-name="inherit" fo:font-size="11pt" style:font-size-asian="11pt"/>
    </style:style>
    <style:style style:name="P236" style:parent-style-name="Textbody" style:family="paragraph">
      <style:paragraph-properties fo:margin-bottom="0in"/>
      <style:text-properties style:font-name="inherit" fo:font-size="11pt" style:font-size-asian="11pt"/>
    </style:style>
    <style:style style:name="P237" style:parent-style-name="Textbody" style:family="paragraph">
      <style:paragraph-properties fo:margin-bottom="0in"/>
      <style:text-properties style:font-name="inherit" fo:font-size="11pt" style:font-size-asian="11pt"/>
    </style:style>
    <style:style style:name="P238" style:parent-style-name="Textbody" style:family="paragraph">
      <style:paragraph-properties fo:margin-bottom="0in"/>
      <style:text-properties style:font-name="inherit" fo:font-size="11pt" style:font-size-asian="11pt"/>
    </style:style>
    <style:style style:name="P239" style:parent-style-name="Textbody" style:family="paragraph">
      <style:paragraph-properties fo:margin-bottom="0in"/>
      <style:text-properties style:font-name="inherit" fo:font-size="11pt" style:font-size-asian="11pt"/>
    </style:style>
    <style:style style:name="P240" style:parent-style-name="Textbody" style:family="paragraph">
      <style:paragraph-properties fo:margin-bottom="0in"/>
      <style:text-properties style:font-name="inherit" fo:font-size="11pt" style:font-size-asian="11pt"/>
    </style:style>
  </office:automatic-styles>
  <office:body>
    <office:text text:use-soft-page-breaks="true">
      <text:h text:style-name="P1" text:outline-level="1"><text:span text:style-name="T2">Миграции баз данных в<text:s/></text:span><text:span text:style-name="T3">Node</text:span><text:span text:style-name="T4">.</text:span><text:span text:style-name="T5">js</text:span></text:h>
      <text:h text:style-name="P6" text:outline-level="2"><text:bookmark-start text:name="установка"/><text:bookmark-end text:name="установка"/>Установка</text:h>
      <text:p text:style-name="P7"><text:span text:style-name="T8">$ npm install db-migrate db-migrate-mysql</text:span></text:p>
      <text:h text:style-name="P9" text:outline-level="2"><text:bookmark-start text:name="конфиг-databasejson"/><text:bookmark-end text:name="конфиг-databasejson"/>Конфиг database.json</text:h>
      <text:p text:style-name="P10"><text:span text:style-name="T11">{</text:span></text:p>
      <text:p text:style-name="P12"><text:span text:style-name="SourceText"><text:s text:c="2"/></text:span><text:span text:style-name="T13">"dev"</text:span><text:span text:style-name="T14">: {</text:span></text:p>
      <text:p text:style-name="P15"><text:span text:style-name="SourceText"><text:s text:c="4"/></text:span><text:span text:style-name="T16">"driver"</text:span><text:span text:style-name="T17">:<text:s/></text:span><text:span text:style-name="T18">"mysql"</text:span><text:span text:style-name="T19">,</text:span></text:p>
      <text:p text:style-name="P20"><text:span text:style-name="SourceText"><text:s text:c="4"/></text:span><text:span text:style-name="T21">"user"</text:span><text:span text:style-name="T22">:<text:s/></text:span><text:span text:style-name="T23">&lt;логин&gt;</text:span><text:span text:style-name="T24">,</text:span></text:p>
      <text:p text:style-name="P25"><text:span text:style-name="SourceText"><text:s text:c="4"/></text:span><text:span text:style-name="T26">"</text:span><text:span text:style-name="T27">password</text:span><text:span text:style-name="T28">"</text:span><text:span text:style-name="T29">:<text:s/></text:span><text:span text:style-name="T30">&lt;пароль&gt;</text:span></text:p>
      <text:p text:style-name="P31"><text:span text:style-name="T32"><text:s text:c="2"/></text:span><text:span text:style-name="T33">}</text:span></text:p>
      <text:p text:style-name="P34"><text:span text:style-name="T35">}</text:span></text:p>
      <text:p text:style-name="P36">Можно использовать переменные окружения:</text:p>
      <text:p text:style-name="P37"><text:span text:style-name="T38">{</text:span></text:p>
      <text:p text:style-name="P39"><text:span text:style-name="SourceText"><text:s text:c="2"/></text:span><text:span text:style-name="T40">"dev"</text:span><text:span text:style-name="T41">: {</text:span></text:p>
      <text:p text:style-name="P42"><text:span text:style-name="SourceText"><text:s text:c="4"/></text:span><text:span text:style-name="T43">"driver"</text:span><text:span text:style-name="T44">:<text:s/></text:span><text:span text:style-name="T45">"mysql"</text:span><text:span text:style-name="T46">,</text:span></text:p>
      <text:p text:style-name="P47"><text:span text:style-name="SourceText"><text:s text:c="4"/></text:span><text:span text:style-name="T48">"user"</text:span><text:span text:style-name="T49">: {</text:span></text:p>
      <text:p text:style-name="P50"><text:span text:style-name="SourceText"><text:s text:c="6"/></text:span><text:span text:style-name="T51">"ENV"</text:span><text:span text:style-name="T52">:<text:s/></text:span><text:span text:style-name="T53">"DB_USERNAME"</text:span></text:p>
      <text:p text:style-name="P54"><text:span text:style-name="SourceText"><text:s text:c="4"/></text:span><text:span text:style-name="T55">},</text:span></text:p>
      <text:p text:style-name="P56"><text:span text:style-name="SourceText"><text:s text:c="4"/></text:span><text:span text:style-name="T57">"password"</text:span><text:span text:style-name="T58">: {</text:span></text:p>
      <text:p text:style-name="P59"><text:span text:style-name="SourceText"><text:s text:c="6"/></text:span><text:span text:style-name="T60">"ENV"</text:span><text:span text:style-name="T61">:<text:s/></text:span><text:span text:style-name="T62">"DB_PASSWORD"</text:span></text:p>
      <text:p text:style-name="P63"><text:span text:style-name="SourceText"><text:s text:c="4"/></text:span><text:span text:style-name="T64">}</text:span></text:p>
      <text:p text:style-name="P65"><text:span text:style-name="SourceText"><text:s text:c="2"/></text:span><text:span text:style-name="T66">}</text:span></text:p>
      <text:p text:style-name="P67"><text:span text:style-name="T68">}</text:span></text:p>
      <text:p text:style-name="P69"><text:span text:style-name="T70">При выполнении команд по умолчанию используется окружение </text:span><text:span text:style-name="T71">dev</text:span><text:span text:style-name="T72"> либо </text:span><text:span text:style-name="T73">development</text:span><text:span text:style-name="T74">. Для mysql добавляем </text:span><text:span text:style-name="T75">"multipleStatements": true</text:span></text:p>
      <text:p text:style-name="P76"><text:span text:style-name="T77">{</text:span></text:p>
      <text:p text:style-name="P78"><text:span text:style-name="SourceText"><text:s text:c="2"/></text:span><text:span text:style-name="T79">"dev"</text:span><text:span text:style-name="T80">: {</text:span></text:p>
      <text:p text:style-name="P81"><text:span text:style-name="SourceText"><text:s text:c="4"/></text:span><text:span text:style-name="T82">"driver"</text:span><text:span text:style-name="T83">:<text:s/></text:span><text:span text:style-name="T84">"mysql"</text:span><text:span text:style-name="T85">,</text:span></text:p>
      <text:p text:style-name="P86"><text:span text:style-name="SourceText"><text:s text:c="4"/></text:span><text:span text:style-name="T87">...</text:span></text:p>
      <text:p text:style-name="P88"><text:span text:style-name="SourceText"><text:s text:c="4"/></text:span><text:span text:style-name="T89">"multipleStatements"</text:span><text:span text:style-name="T90">:<text:s/></text:span><text:span text:style-name="T91">true</text:span></text:p>
      <text:p text:style-name="P92"><text:span text:style-name="SourceText"><text:s text:c="2"/></text:span><text:span text:style-name="T93">}</text:span></text:p>
      <text:p text:style-name="P94"><text:span text:style-name="T95">}</text:span></text:p>
      <text:h text:style-name="P96" text:outline-level="2"><text:bookmark-start text:name="запуск"/><text:bookmark-end text:name="запуск"/>Запуск</text:h>
      <text:p text:style-name="P97"><text:span text:style-name="T98">$ node_modules/.bin/db-migrate</text:span></text:p>
      <text:h text:style-name="P99" text:outline-level="2"><text:bookmark-start text:name="создание-базы"/><text:bookmark-end text:name="создание-базы"/>Создание базы</text:h>
      <text:p text:style-name="P100"><text:span text:style-name="T101">$ node_modules/.bin/db-migrate db:create &lt;имя базы&gt;</text:span></text:p>
      <text:h text:style-name="P102" text:outline-level="2"><text:bookmark-start text:name="удаление-базы"/><text:bookmark-end text:name="удаление-базы"/>Удаление<text:s/>базы</text:h>
      <text:p text:style-name="P103"><text:span text:style-name="T104">$ node_modules/.bin/db-migrate db:drop &lt;имя базы&gt;</text:span></text:p>
      <text:h text:style-name="P105" text:outline-level="2"><text:bookmark-start text:name="создание-миграции"/><text:bookmark-end text:name="создание-миграции"/>Создание миграции</text:h>
      <text:p text:style-name="P106"><text:span text:style-name="T107">Добавляем</text:span><text:span text:style-name="T108"> </text:span><text:span text:style-name="T109">database</text:span><text:span text:style-name="T110"> </text:span><text:span text:style-name="T111">в</text:span><text:span text:style-name="T112"> </text:span><text:span text:style-name="T113">database</text:span><text:span text:style-name="T114">.</text:span><text:span text:style-name="T115">json</text:span></text:p>
      <text:p text:style-name="P116"><text:span text:style-name="T117">{</text:span></text:p>
      <text:p text:style-name="P118"><text:span text:style-name="SourceText"><text:s text:c="2"/></text:span><text:span text:style-name="T119">"dev"</text:span><text:span text:style-name="T120">: {</text:span></text:p>
      <text:p text:style-name="P121"><text:span text:style-name="SourceText"><text:s text:c="4"/></text:span><text:span text:style-name="T122">"driver"</text:span><text:span text:style-name="T123">:<text:s/></text:span><text:span text:style-name="T124">"mysql"</text:span><text:span text:style-name="T125">,</text:span></text:p>
      <text:p text:style-name="P126"><text:span text:style-name="SourceText"><text:s text:c="4"/></text:span><text:span text:style-name="T127">...</text:span></text:p>
      <text:p text:style-name="P128"><text:span text:style-name="SourceText"><text:s text:c="4"/></text:span><text:span text:style-name="T129">"database"</text:span><text:span text:style-name="T130">:<text:s/></text:span><text:span text:style-name="T131">&lt;имя</text:span><text:span text:style-name="T132"><text:s/></text:span><text:span text:style-name="T133">базы&gt;</text:span></text:p>
      <text:p text:style-name="P134"><text:span text:style-name="SourceText"><text:s text:c="2"/></text:span><text:span text:style-name="T135">}</text:span></text:p>
      <text:p text:style-name="P136"><text:span text:style-name="T137">}</text:span></text:p>
      <text:p text:style-name="P138"><text:span text:style-name="T139">$ node_modules/.bin/db-migrate create &lt;имя миграции&gt;</text:span></text:p>
      <text:p text:style-name="P140"><text:span text:style-name="T141">Миграции по умолчанию создаются в директории</text:span><text:span text:style-name="T142"> </text:span><text:span text:style-name="T143">migrations</text:span></text:p>
      <text:h text:style-name="P144" text:outline-level="2"><text:bookmark-start text:name="создание-миграции-в-формате-sql"/><text:bookmark-end text:name="создание-миграции-в-формате-sql"/><text:span text:style-name="T145">Создание миграции в формате<text:s/></text:span><text:span text:style-name="T146">SQL</text:span></text:h>
      <text:p text:style-name="P147"><text:span text:style-name="T148">$<text:s/></text:span><text:span text:style-name="T149">node</text:span><text:span text:style-name="T150">_</text:span><text:span text:style-name="T151">modules</text:span><text:span text:style-name="T152">/.</text:span><text:span text:style-name="T153">bin</text:span><text:span text:style-name="T154">/</text:span><text:span text:style-name="T155">db</text:span><text:span text:style-name="T156">-</text:span><text:span text:style-name="T157">migrate</text:span><text:span text:style-name="T158"><text:s/></text:span><text:span text:style-name="T159">create</text:span><text:span text:style-name="T160"><text:s/>&lt;имя миграции&gt; --</text:span><text:span text:style-name="T161">sql</text:span><text:span text:style-name="T162">-</text:span><text:span text:style-name="T163">file</text:span></text:p>
      <text:h text:style-name="P164" text:outline-level="2"><text:bookmark-start text:name="выполнение-миграций"/><text:bookmark-end text:name="выполнение-миграций"/>Выполнение миграций</text:h>
      <text:p text:style-name="P165"><text:span text:style-name="T166">После создания<text:s/></text:span><text:span text:style-name="T167">миграции необходимо определить</text:span><text:span text:style-name="T168"> </text:span><text:span text:style-name="T169">up</text:span><text:span text:style-name="T170"> </text:span><text:span text:style-name="T171">и</text:span><text:span text:style-name="T172"> </text:span><text:span text:style-name="T173">down</text:span><text:span text:style-name="T174"> </text:span><text:span text:style-name="T175">действия для применения и отката миграции соответственно. Для этого редактируем соответствующие файлы в</text:span><text:span text:style-name="T176"> </text:span><text:span text:style-name="T177">migrations</text:span><text:span text:style-name="T178">, а затем выполняем:</text:span></text:p>
      <text:p text:style-name="P179"><text:span text:style-name="T180">$ node_modules/.bin/db-migrate up</text:span></text:p>
      <text:p text:style-name="P181">либо для применения конкретной миграции:</text:p>
      <text:p text:style-name="P182"><text:span text:style-name="T183">$<text:s/></text:span><text:span text:style-name="T184">node</text:span><text:span text:style-name="T185">_</text:span><text:span text:style-name="T186">modules</text:span><text:span text:style-name="T187">/.</text:span><text:span text:style-name="T188">bin</text:span><text:span text:style-name="T189">/</text:span><text:span text:style-name="T190">db</text:span><text:span text:style-name="T191">-</text:span><text:span text:style-name="T192">migrate</text:span><text:span text:style-name="T193"><text:s/></text:span><text:span text:style-name="T194">up</text:span><text:span text:style-name="T195"><text:s/>&lt;имя файла миграции без расширения .</text:span><text:span text:style-name="T196">js</text:span><text:span text:style-name="T197">&gt;</text:span></text:p>
      <text:h text:style-name="P198" text:outline-level="2"><text:bookmark-start text:name="откат-миграций"/><text:bookmark-end text:name="откат-миграций"/>Откат миграций</text:h>
      <text:p text:style-name="P199">Откатить последнюю миграцию</text:p>
      <text:p text:style-name="P200"><text:span text:style-name="T201">$ node_modules/.bin/db-migrate down</text:span></text:p>
      <text:p text:style-name="P202">Откатить все миграции</text:p>
      <text:p text:style-name="P203"><text:span text:style-name="T204">$ node_modules/.bin/db-migrate reset</text:span></text:p>
      <text:h text:style-name="P205" text:outline-level="2"><text:bookmark-start text:name="сайты"/><text:bookmark-end text:name="сайты"/>Сайты:</text:h>
      <text:list text:style-name="LFO1" text:continue-numbering="true">
        <text:list-item>
          <text:p text:style-name="P206"><text:a xlink:href="https://db-migrate.readthedocs.io/en/latest/" office:target-frame-name="_top" xlink:show="replace"><text:span text:style-name="T207">https://db-migrate.readthedocs.io/en/latest/</text:span></text:a></text:p>
        </text:list-item>
        <text:list-item>
          <text:p text:style-name="P208"><text:a xlink:href="https://github.com/db-migrate/node-db-migrate" office:target-frame-name="_top" xlink:show="replace"><text:span text:style-name="T209">https://github.com/db-migrate/node-db-migrate</text:span></text:a></text:p>
        </text:list-item>
        <text:list-item>
          <text:p text:style-name="P210"><text:a xlink:href="https://www.npmjs.com/package/db-migrate" office:target-frame-name="_top" xlink:show="replace"><text:span text:style-name="T211">https://www.npmjs.com</text:span><text:span text:style-name="T212">/package/db-migrate</text:span></text:a></text:p>
        </text:list-item>
      </text:list>
      <text:p text:style-name="Textbody"><text:line-break/></text:p>
      <text:p text:style-name="P213">Свойства, который можно определять для полей:</text:p>
      <text:list text:style-name="LFO2" text:continue-numbering="true">
        <text:list-item>
          <text:p text:style-name="P214"><text:span text:style-name="T215">type</text:span><text:span text:style-name="T216"><text:s/>– тип данный, полный список поддерживаемых типов</text:span><text:span text:style-name="T217"> </text:span><text:a xlink:href="https://github.com/kunklejr/node-db-migrate/blob/master/lib/data_type.js" office:target-frame-name="_top" xlink:show="replace"><text:span text:style-name="T218">тут</text:span></text:a></text:p>
        </text:list-item>
        <text:list-item>
          <text:p text:style-name="P219"><text:span text:style-name="T220">length</text:span><text:span text:style-name="T221"><text:s/>– размерность (там где<text:s/></text:span><text:span text:style-name="T222">поддерживается)</text:span></text:p>
        </text:list-item>
        <text:list-item>
          <text:p text:style-name="P223">primaryKey [true/false]</text:p>
        </text:list-item>
        <text:list-item>
          <text:p text:style-name="P224">autoIncrement [true/false]</text:p>
        </text:list-item>
        <text:list-item>
          <text:p text:style-name="P225">notNull [true/false]</text:p>
        </text:list-item>
        <text:list-item>
          <text:p text:style-name="P226">unique [true/false]</text:p>
        </text:list-item>
        <text:list-item>
          <text:p text:style-name="P227">defaultValue</text:p>
        </text:list-item>
      </text:list>
      <text:p text:style-name="P228">Список поддерживаемых методов:</text:p>
      <text:list text:style-name="LFO3" text:continue-numbering="true">
        <text:list-item>
          <text:p text:style-name="P229">createTable(tableName, columnSpec, callback)</text:p>
        </text:list-item>
        <text:list-item>
          <text:p text:style-name="P230">dropTable(tableName, [options,] callback)</text:p>
        </text:list-item>
        <text:list-item>
          <text:p text:style-name="P231">renameTable(tableName, newTableName, callback)</text:p>
        </text:list-item>
        <text:list-item>
          <text:p text:style-name="P232">addColumn(tableName, columnName, columnSpec, callback)</text:p>
        </text:list-item>
        <text:list-item>
          <text:p text:style-name="P233">removeColumn(tableName, columnName, callback)</text:p>
        </text:list-item>
        <text:list-item>
          <text:p text:style-name="P234">renameColumn(tableName, oldColumnName, newColumnName, callback)</text:p>
        </text:list-item>
        <text:list-item>
          <text:p text:style-name="P235">changeColumn(tableName, columnName, columnSpec, callback)</text:p>
        </text:list-item>
        <text:list-item>
          <text:p text:style-name="P236">addIndex(tableName, indexName, columns, [unique], callback)</text:p>
        </text:list-item>
        <text:list-item>
          <text:p text:style-name="P237">insert(tableName, columnNameArray, valueArray, callback)</text:p>
        </text:list-item>
        <text:list-item>
          <text:p text:style-name="P238">removeIndex([tableName], indexName, callback)</text:p>
        </text:list-item>
        <text:list-item>
          <text:p text:style-name="P239">runSql(sql, [params,] callback)</text:p>
        </text:list-item>
        <text:list-item>
          <text:p text:style-name="P240">all(sql, [params,] callback)</text:p>
        </text:list-item>
      </text:list>
      <text:p text:style-name="Textbody"><text:line-break/></text:p>
      <text:p text:style-name="Textbody"/>
      <text:p text:style-name="Textbody"><text:a xlink:href="https://lorenstewart.me/2016/09/12/sequelize-table-associations-joins/" office:target-frame-name="_top" xlink:show="replace">https://lorenstewart.me/2016/09/12/sequelize-table-associations-joins/</text:a></text:p>
      <text:p text:style-name="Textbody"/>
      <text:p text:style-name="Textbody">http://docs.sequelizejs.com/manual/tutorial/associations.ht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Monaco, 'Bitstream Vera Sans Mo" svg:font-family="Monaco, 'Bitstream Vera Sans Mo" style:font-family-generic="system"/>
    <style:font-face style:name="Helvetica Neue" svg:font-family="Helvetica Neue" style:font-family-generic="system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дмин</dc:creator>
    <meta:creation-date>2018-07-16T14:16:00Z</meta:creation-date>
    <dc:date>2018-07-21T17:58:00Z</dc:date>
    <meta:template xlink:href="Normal.dotm" xlink:type="simple"/>
    <meta:editing-cycles>6</meta:editing-cycles>
    <meta:editing-duration>PT39540S</meta:editing-duration>
    <meta:document-statistic meta:page-count="1" meta:paragraph-count="6" meta:word-count="460" meta:character-count="3082" meta:row-count="21" meta:non-whitespace-character-count="2628"/>
  </office:meta>
</office:document-meta>
</file>